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imes New Roman" svg:font-family="'Times New Roman'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0b6f33" officeooo:paragraph-rsid="001912bb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0b6f33" officeooo:paragraph-rsid="001adb02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normal" officeooo:paragraph-rsid="001adb02" style:font-size-asian="15pt" style:font-size-complex="15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c1c1c" style:font-name="Times New Roman" fo:font-size="20pt" fo:letter-spacing="normal" fo:font-style="normal" fo:font-weight="bold" officeooo:rsid="000b6f33" officeooo:paragraph-rsid="001912bb" fo:background-color="#ffd8ce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c1c1c" style:font-name="Times New Roman" fo:font-size="20pt" fo:letter-spacing="normal" fo:font-style="normal" fo:font-weight="bold" officeooo:rsid="000b6f33" officeooo:paragraph-rsid="001adb02" fo:background-color="#ffd8ce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5pt" fo:letter-spacing="normal" fo:font-style="normal" fo:font-weight="normal" officeooo:rsid="000b6f33" officeooo:paragraph-rsid="001adb02" fo:background-color="transparent" style:font-size-asian="15pt" style:font-weight-asian="bold" style:font-size-complex="15pt" style:font-weight-complex="bold"/>
    </style:style>
    <style:style style:name="P7" style:family="paragraph" style:parent-style-name="Обычный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20pt" fo:letter-spacing="normal" fo:font-style="normal" fo:font-weight="bold" officeooo:rsid="000b6f33" officeooo:paragraph-rsid="001912bb" fo:background-color="#ffd8ce" style:font-size-asian="20pt" style:font-style-asian="normal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1c1c1c" style:font-name="Times New Roman" fo:font-size="20pt" fo:letter-spacing="normal" fo:font-style="normal" fo:font-weight="bold" officeooo:rsid="000b6f33" officeooo:paragraph-rsid="001912bb" fo:background-color="#ffd8ce" style:font-size-asian="20pt" style:font-weight-asian="bold" style:font-size-complex="20pt" style:font-weight-complex="bold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font-variant="normal" fo:text-transform="none" fo:color="#000000" style:font-name="Times New Roman" fo:font-size="15pt" fo:letter-spacing="normal" fo:font-style="normal" fo:font-weight="normal" officeooo:paragraph-rsid="001912bb" style:font-size-asian="15pt" style:font-size-complex="15pt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color="#000000" style:text-position="0% 100%" fo:font-size="18pt" fo:font-weight="bold" officeooo:rsid="003ecd56" officeooo:paragraph-rsid="003ecd56" fo:background-color="transparent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8pt" fo:font-weight="bold" officeooo:rsid="003dff02" officeooo:paragraph-rsid="003dff02" fo:background-color="transparent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8pt" fo:font-weight="bold" officeooo:rsid="003ecd56" officeooo:paragraph-rsid="003ecd56" fo:background-color="transparent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4pt" fo:font-weight="bold" officeooo:rsid="003ecd56" officeooo:paragraph-rsid="004213c1" fo:background-color="transparent" style:font-size-asian="14pt" style:font-weight-asian="bold" style:font-size-complex="14pt" style:font-weight-complex="bold"/>
    </style:style>
    <style:style style:name="T1" style:family="text">
      <style:text-properties officeooo:rsid="000ca874"/>
    </style:style>
    <style:style style:name="T2" style:family="text">
      <style:text-properties officeooo:rsid="000b6f33"/>
    </style:style>
    <style:style style:name="T3" style:family="text">
      <style:text-properties officeooo:rsid="003dff02"/>
    </style:style>
    <style:style style:name="T4" style:family="text">
      <style:text-properties officeooo:rsid="00405075"/>
    </style:style>
    <style:style style:name="T5" style:family="text">
      <style:text-properties fo:color="#cc7832" style:font-name="JetBrains Mono" fo:font-size="12pt" fo:font-style="normal" fo:font-weight="normal" style:font-size-asian="12pt" style:font-style-asian="normal" style:font-weight-asian="normal"/>
    </style:style>
    <style:style style:name="T6" style:family="text">
      <style:text-properties fo:color="#a9b7c6" style:font-name="JetBrains Mono" fo:font-size="12pt" fo:font-style="normal" fo:font-weight="normal" style:font-size-asian="12pt" style:font-style-asian="normal" style:font-weight-asian="normal"/>
    </style:style>
    <style:style style:name="T7" style:family="text">
      <style:text-properties fo:color="#ffc66d" style:font-name="JetBrains Mono" fo:font-size="12pt" fo:font-style="normal" fo:font-weight="normal" style:font-size-asian="12pt" style:font-style-asian="normal" style:font-weight-asian="normal"/>
    </style:style>
    <style:style style:name="T8" style:family="text">
      <style:text-properties fo:color="#808080" style:font-name="JetBrains Mono" fo:font-size="12pt" fo:font-style="normal" fo:font-weight="normal" style:font-size-asian="12pt" style:font-style-asian="normal" style:font-weight-asian="normal"/>
    </style:style>
    <style:style style:name="T9" style:family="text">
      <style:text-properties fo:color="#6897bb" style:font-name="JetBrains Mono" fo:font-size="12pt" fo:font-style="normal" fo:font-weight="normal" style:font-size-asian="12pt" style:font-style-asian="normal" style:font-weight-asian="normal"/>
    </style:style>
    <style:style style:name="T10" style:family="text">
      <style:text-properties fo:color="#8888c6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fo:color="#6a8759" style:font-name="JetBrains Mono" fo:font-size="12pt" fo:font-style="normal" fo:font-weight="normal" style:font-size-asian="12pt" style:font-style-asian="normal" style:font-weight-asian="normal"/>
    </style:style>
    <style:style style:name="T12" style:family="text">
      <style:text-properties officeooo:rsid="004213c1"/>
    </style:style>
    <style:style style:name="T13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Algos-ICT/lab2-kegly/edit/main/исходный%20код/task2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Algos-ICT/lab2-kegly/delete/main/исходный%20код/task2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github.com/Algos-ICT/lab2-kegly/edit/main/исходный%20код/task4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s://github.com/Algos-ICT/lab2-kegly/delete/main/исходный%20код/task4.py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Санкт-Петербургский Национальный Исследовательский Университет Информационных технологий, механики и оптики</text:p>
      <text:p text:style-name="P1">факультет ИКТ</text:p>
      <text:p text:style-name="P1">1 курс</text:p>
      <text:p text:style-name="P1"/>
      <text:p text:style-name="P1"/>
      <text:p text:style-name="P1"/>
      <text:p text:style-name="P1"/>
      <text:p text:style-name="P1"/>
      <text:p text:style-name="P8">Лабораторная работа №<text:span text:style-name="T3">3</text:span></text:p>
      <text:p text:style-name="P7">Сортировка слиянием. Метод декомпозици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2"><text:span text:style-name="T1">П</text:span>одготовила: Коркина Анна Михайловна</text:p>
      <text:p text:style-name="P2"><text:span text:style-name="T1">Г</text:span>руппа: К3120</text:p>
      <text:p text:style-name="P2"><text:span text:style-name="T1">Г</text:span>ород: Санкт-Петербург</text:p>
      <text:p text:style-name="P2"><text:span text:style-name="T1">Д</text:span>ата выполнения: <text:span text:style-name="T3">20</text:span>.<text:span text:style-name="T3">10</text:span>.21</text:p>
      <text:p text:style-name="P3"><text:span text:style-name="T1">П</text:span><text:span text:style-name="T2">реподаватель: </text:span>Харьковская</text:p>
      <text:p text:style-name="P6">Татьяна Александровна</text:p>
      <text:p text:style-name="P10">Сортировка слиянием</text:p>
      <text:p text:style-name="P11"/>
      <text:p text:style-name="P12">код:</text:p>
      <text:p text:style-name="P12"><text:line-break/><text:span text:style-name="T5">def </text:span><text:span text:style-name="T7">merge</text:span><text:span text:style-name="T6">(left</text:span><text:span text:style-name="T5">, </text:span><text:span text:style-name="T6">right): </text:span><text:span text:style-name="T8">#слияние двух подмассивов</text:span><text:line-break/><text:span text:style-name="T8"> <text:s text:c="3"/></text:span><text:span text:style-name="T6">res = []</text:span><text:line-break/><text:span text:style-name="T6"> <text:s text:c="3"/>l</text:span><text:span text:style-name="T5">, </text:span><text:span text:style-name="T6">r = </text:span><text:span text:style-name="T9">0</text:span><text:span text:style-name="T5">, </text:span><text:span text:style-name="T9">0 </text:span><text:span text:style-name="T8"># количество уже записанных чисел в конечный массив</text:span><text:line-break/><text:span text:style-name="T8"> <text:s text:c="3"/></text:span><text:span text:style-name="T5">while </text:span><text:span text:style-name="T6">(l &lt; </text:span><text:span text:style-name="T10">len</text:span><text:span text:style-name="T6">(left)) </text:span><text:span text:style-name="T5">and </text:span><text:span text:style-name="T6">(r &lt; </text:span><text:span text:style-name="T10">len</text:span><text:span text:style-name="T6">(right)): </text:span><text:span text:style-name="T8"># в конечный массив записываем по возрастанию числа из двух частей</text:span><text:line-break/><text:span text:style-name="T8"> <text:s text:c="7"/></text:span><text:span text:style-name="T5">if</text:span><text:span text:style-name="T6">(left[l] &lt; right[r]):</text:span><text:line-break/><text:span text:style-name="T6"> <text:s text:c="11"/>res.append(left[l])</text:span><text:line-break/><text:span text:style-name="T6"> <text:s text:c="11"/>l += </text:span><text:span text:style-name="T9">1</text:span><text:line-break/><text:span text:style-name="T9"> <text:s text:c="7"/></text:span><text:span text:style-name="T5">else</text:span><text:span text:style-name="T6">:</text:span><text:line-break/><text:span text:style-name="T6"> <text:s text:c="11"/>res.append(right[r])</text:span><text:line-break/><text:span text:style-name="T6"> <text:s text:c="11"/>r += </text:span><text:span text:style-name="T9">1</text:span><text:line-break/><text:span text:style-name="T8">#если останутся элементы только одной какой-то части :</text:span><text:line-break/><text:span text:style-name="T8"> <text:s text:c="3"/></text:span><text:span text:style-name="T5">while </text:span><text:span text:style-name="T6">(l &lt; </text:span><text:span text:style-name="T10">len</text:span><text:span text:style-name="T6">(left)):</text:span><text:line-break/><text:span text:style-name="T6"> <text:s text:c="7"/>res.append(left[l])</text:span><text:line-break/><text:span text:style-name="T6"> <text:s text:c="7"/>l += </text:span><text:span text:style-name="T9">1</text:span><text:line-break/><text:span text:style-name="T9"> <text:s text:c="3"/></text:span><text:span text:style-name="T5">while </text:span><text:span text:style-name="T6">(r &lt; </text:span><text:span text:style-name="T10">len</text:span><text:span text:style-name="T6">(right)):</text:span><text:line-break/><text:span text:style-name="T6"> <text:s text:c="7"/>res.append(right[r])</text:span><text:line-break/><text:span text:style-name="T6"> <text:s text:c="7"/>r += </text:span><text:span text:style-name="T9">1</text:span><text:line-break/><text:span text:style-name="T9"> <text:s text:c="3"/></text:span><text:span text:style-name="T5">return </text:span><text:span text:style-name="T6">res</text:span><text:line-break/><text:line-break/><text:span text:style-name="T5">def </text:span><text:span text:style-name="T7">merge_sort</text:span><text:span text:style-name="T6">(A):</text:span><text:line-break/><text:span text:style-name="T6"> <text:s text:c="3"/></text:span><text:span text:style-name="T5">if</text:span><text:span text:style-name="T6">(</text:span><text:span text:style-name="T10">len</text:span><text:span text:style-name="T6">(A) &lt;= </text:span><text:span text:style-name="T9">1</text:span><text:span text:style-name="T6">): </text:span><text:span text:style-name="T8">#если массив одноэлементный то уже делить нечего</text:span><text:line-break/><text:span text:style-name="T8"> <text:s text:c="7"/></text:span><text:span text:style-name="T5">return </text:span><text:span text:style-name="T6">A</text:span><text:line-break/><text:span text:style-name="T6"> <text:s text:c="3"/>middle = </text:span><text:span text:style-name="T10">len</text:span><text:span text:style-name="T6">(A) // </text:span><text:span text:style-name="T9">2 </text:span><text:span text:style-name="T8"># иначе делим на две части :</text:span><text:line-break/><text:span text:style-name="T8"> <text:s text:c="3"/></text:span><text:span text:style-name="T6">left = merge_sort(A[:middle])</text:span><text:line-break/><text:span text:style-name="T6"> <text:s text:c="3"/>right = merge_sort(A[middle:])</text:span><text:line-break/><text:span text:style-name="T6"> <text:s text:c="3"/></text:span><text:span text:style-name="T5">return </text:span><text:span text:style-name="T6">merge(left</text:span><text:span text:style-name="T5">, </text:span><text:span text:style-name="T6">right) </text:span><text:span text:style-name="T8">#сливаем части</text:span><text:line-break/><text:line-break/><text:line-break/><text:span text:style-name="T6">f=</text:span><text:span text:style-name="T10">open</text:span><text:span text:style-name="T6">(</text:span><text:span text:style-name="T11">'input.txt'</text:span><text:span text:style-name="T6">)</text:span><text:line-break/><text:span text:style-name="T6">a= </text:span><text:span text:style-name="T10">list</text:span><text:span text:style-name="T6">(</text:span><text:span text:style-name="T10">map</text:span><text:span text:style-name="T6">(</text:span><text:span text:style-name="T10">int</text:span><text:span text:style-name="T5">, </text:span><text:span text:style-name="T6">f.readline().split()))</text:span><text:line-break/><text:span text:style-name="T6">a=merge_sort(a)</text:span><text:line-break/><text:span text:style-name="T6">f2=</text:span><text:span text:style-name="T10">open</text:span><text:span text:style-name="T6">(</text:span><text:span text:style-name="T11">'output.txt'</text:span><text:span text:style-name="T5">, </text:span><text:span text:style-name="T11">'w'</text:span><text:span text:style-name="T6">)</text:span><text:line-break/><text:span text:style-name="T5">for </text:span><text:span text:style-name="T6">i </text:span><text:span text:style-name="T5">in </text:span><text:span text:style-name="T10">range</text:span><text:span text:style-name="T6">(</text:span><text:span text:style-name="T10">len</text:span><text:span text:style-name="T6">(a)):</text:span><text:line-break/><text:span text:style-name="T6"> <text:s text:c="3"/>f2.write(</text:span><text:span text:style-name="T10">str</text:span><text:span text:style-name="T6">(i)+</text:span><text:span text:style-name="T11">' '</text:span><text:span text:style-name="T6">)</text:span><text:line-break/></text:p>
      <text:p text:style-name="P13">худший случай (1000 элементов 10**9): 0.0039 сек<text:span text:style-name="T4">(0.0049 сек с записью и считыванием) </text:span></text:p>
      <text:p text:style-name="P13"><text:span text:style-name="T12">при аналогичных входных данных алгоритм сортировки вставкой выполняется существенно медленнее : за 0.2 сек 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imes New Roman" svg:font-family="'Times New Roman'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бычный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ъект_20_без_20_заливки" style:display-name="Объект без заливки" style:family="paragraph" style:parent-style-name="Обычный" style:default-outline-level=""/>
    <style:style style:name="Объект_20_без_20_заливки_20_и_20_линий" style:display-name="Объект без заливки и линий" style:family="paragraph" style:parent-style-name="Обычный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64_7e_LT_7e_Gliederung_20_1" style:display-name="master-page6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Gliederung_20_2" style:display-name="master-page64~LT~Gliederung 2" style:family="paragraph" style:parent-style-name="master-page6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4_7e_LT_7e_Gliederung_20_3" style:display-name="master-page64~LT~Gliederung 3" style:family="paragraph" style:parent-style-name="master-page6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4_7e_LT_7e_Gliederung_20_4" style:display-name="master-page64~LT~Gliederung 4" style:family="paragraph" style:parent-style-name="master-page6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5" style:display-name="master-page64~LT~Gliederung 5" style:family="paragraph" style:parent-style-name="master-page6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6" style:display-name="master-page64~LT~Gliederung 6" style:family="paragraph" style:parent-style-name="master-page6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7" style:display-name="master-page64~LT~Gliederung 7" style:family="paragraph" style:parent-style-name="master-page6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8" style:display-name="master-page64~LT~Gliederung 8" style:family="paragraph" style:parent-style-name="master-page6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9" style:display-name="master-page64~LT~Gliederung 9" style:family="paragraph" style:parent-style-name="master-page6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Titel" style:display-name="master-page6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Untertitel" style:display-name="master-page6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Notizen" style:display-name="master-page6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Hintergrundobjekte" style:display-name="master-page6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64_7e_LT_7e_Hintergrund" style:display-name="master-page6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6_7e_LT_7e_Gliederung_20_1" style:display-name="master-page36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Gliederung_20_2" style:display-name="master-page36~LT~Gliederung 2" style:family="paragraph" style:parent-style-name="master-page36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6_7e_LT_7e_Gliederung_20_3" style:display-name="master-page36~LT~Gliederung 3" style:family="paragraph" style:parent-style-name="master-page36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6_7e_LT_7e_Gliederung_20_4" style:display-name="master-page36~LT~Gliederung 4" style:family="paragraph" style:parent-style-name="master-page36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5" style:display-name="master-page36~LT~Gliederung 5" style:family="paragraph" style:parent-style-name="master-page36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6" style:display-name="master-page36~LT~Gliederung 6" style:family="paragraph" style:parent-style-name="master-page36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7" style:display-name="master-page36~LT~Gliederung 7" style:family="paragraph" style:parent-style-name="master-page36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8" style:display-name="master-page36~LT~Gliederung 8" style:family="paragraph" style:parent-style-name="master-page36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9" style:display-name="master-page36~LT~Gliederung 9" style:family="paragraph" style:parent-style-name="master-page36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Titel" style:display-name="master-page36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Untertitel" style:display-name="master-page36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Notizen" style:display-name="master-page36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Hintergrundobjekte" style:display-name="master-page3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6_7e_LT_7e_Hintergrund" style:display-name="master-page3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5_7e_LT_7e_Gliederung_20_1" style:display-name="master-page45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Gliederung_20_2" style:display-name="master-page45~LT~Gliederung 2" style:family="paragraph" style:parent-style-name="master-page45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5_7e_LT_7e_Gliederung_20_3" style:display-name="master-page45~LT~Gliederung 3" style:family="paragraph" style:parent-style-name="master-page45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5_7e_LT_7e_Gliederung_20_4" style:display-name="master-page45~LT~Gliederung 4" style:family="paragraph" style:parent-style-name="master-page45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5" style:display-name="master-page45~LT~Gliederung 5" style:family="paragraph" style:parent-style-name="master-page45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6" style:display-name="master-page45~LT~Gliederung 6" style:family="paragraph" style:parent-style-name="master-page45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7" style:display-name="master-page45~LT~Gliederung 7" style:family="paragraph" style:parent-style-name="master-page45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8" style:display-name="master-page45~LT~Gliederung 8" style:family="paragraph" style:parent-style-name="master-page45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9" style:display-name="master-page45~LT~Gliederung 9" style:family="paragraph" style:parent-style-name="master-page45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Titel" style:display-name="master-page45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Untertitel" style:display-name="master-page45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Notizen" style:display-name="master-page45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Hintergrundobjekte" style:display-name="master-page4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5_7e_LT_7e_Hintergrund" style:display-name="master-page45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21:18:33.455270236</meta:creation-date>
    <dc:date>2021-10-20T19:33:45.020091523</dc:date>
    <meta:editing-duration>PT1H38M39S</meta:editing-duration>
    <meta:editing-cycles>17</meta:editing-cycles>
    <meta:generator>LibreOffice/6.4.4.2$Linux_X86_64 LibreOffice_project/40$Build-2</meta:generator>
    <meta:document-statistic meta:table-count="0" meta:image-count="0" meta:object-count="0" meta:page-count="2" meta:paragraph-count="16" meta:word-count="194" meta:character-count="1583" meta:non-whitespace-character-count="1247"/>
  </office:meta>
</office:document-meta>
</file>